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WithAdditionalAnswersTest.will_execute_a_void_based_on_strongly_typed_four_parameter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ubbingWithAdditionalAnswersTest.can_return_expanded_arguments_of_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bbingWithAdditionalAnswersTest.answer( Object [ ]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AdditionalAnswersTest.answer( Integer i1 , String s2 , Integer i3 , String s4 , String s5 , String [ ] s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WithAdditionalAnswersTest.will_execute_a_void_based_on_strongly_typed_three_parameter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ubbingWithAdditionalAnswersTest.answer( Integer i1 , String s2 , Integer i3 , String [ ] s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WithAdditionalAnswersTest.will_execute_a_void_based_on_strongly_typed_three_parameter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ubbingWithAdditionalAnswersTest.will_execute_a_void_based_on_strongly_typed_one_parameter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ubbingWithAdditionalAnswersTest.answer( Integer i , String s1 , String [ ]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WithAdditionalAnswersTest.will_execute_a_void_based_on_strongly_typed_two_parameter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ubbingWithAdditionalAnswersTest.can_return_based_on_strongly_typed_six_parameter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ubbingWithAdditionalAnswersTest.can_return_based_on_strongly_typed_six_parameter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tubbingWithAdditionalAnswersTest.can_return_based_on_strongly_typed_four_parameter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ubbingWithAdditionalAnswersTest.will_execute_a_void_based_on_strongly_typed_five_parameter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ubbingWithAdditionalAnswersTest.answer( String [ ]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AdditionalAnswersTest.answer( String s1 , Integer i1 , Integer i2 , Integer i3 , Integer i4 , Integer i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WithAdditionalAnswersTest.can_return_after_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ubbingWithAdditionalAnswersTest.will_execute_a_void_based_on_strongly_typed_one_parameter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ubbingWithAdditionalAnswersTest.can_return_based_on_strongly_typed_three_parameter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ubbingWithAdditionalAnswersTest.can_return_based_on_strongly_types_one_parameter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ithAdditionalAnswersTest.can_return_based_on_strongly_typed_five_parameter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ubbingWithAdditionalAnswersTest.will_execute_a_void_based_on_strongly_typed_four_parameter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ubbingWithAdditionalAnswersTest.returns_arg_at_throws_on_out_of_range_var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ubbingWithAdditionalAnswersTest.answer( String s1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AdditionalAnswersTest.can_return_based_on_strongly_types_one_parameter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ithAdditionalAnswersTest.will_execute_a_void_returning_strongly_typed_six_parameter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ubbingWithAdditionalAnswersTest.answer( Integer i , String s2 , Integer i3 , String [ ] s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AdditionalAnswersTest.will_execute_a_void_based_on_strongly_typed_two_parameter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ubbingWithAdditionalAnswersTest.answer( Integer i , String s1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WithAdditionalAnswersTest.answer( Integer i1 , String s2 , Integer i3 , String s4 , String [ ] s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WithAdditionalAnswersTest.should_work_with_var_args_with_no_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ithAdditionalAnswersTest.can_accept_non_vararg_answer_on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ithAdditionalAnswersTest.answer( String [ ]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AdditionalAnswersTest.will_execute_a_void_based_on_strongly_typed_five_parameter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ubbingWithAdditionalAnswersTest.can_return_based_on_strongly_typed_three_parameter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ubbingWithAdditionalAnswersTest.answer( Object o , String [ ]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AdditionalAnswersTest.answer( Integer i , String s1 , String s2 , boolean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WithAdditionalAnswersTest.can_return_based_on_strongly_typed_two_parameter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ithAdditionalAnswersTest.can_return_based_on_strongly_typed_two_parameter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ithAdditionalAnswersTest.should_work_with_array_var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ubbingWithAdditionalAnswersTest.answer( String s ,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AdditionalAnswersTest.can_return_primitives_or_wrapp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AdditionalAnswersTest.will_execute_a_void_returning_strongly_typed_six_parameter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ubbingWithAdditionalAnswersTest.can_return_based_on_strongly_typed_four_parameter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ubbingWithAdditionalAnswersTest.can_accept_array_supertype_for_strongly_typed_var_args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ithAdditionalAnswersTest.can_return_arguments_of_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ithAdditionalAnswersTest.can_return_based_on_strongly_typed_five_parameter_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ubbingWithAdditionalAnswersTest.can_return_var_arguments_of_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ubbingWithAdditionalAnswersTest.answ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AdditionalAnswersTest.returns_arg_at_throws_on_out_of_range_array_var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WithAdditionalAnswersTest.answer( String [ ] [ ]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AdditionalAnswersTest.answer( String s1 , Integer i1 , Integer i2 , Integer i3 , Integer i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